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9854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1.4618in"/>
    </style:style>
    <style:style style:name="co6" style:family="table-column">
      <style:table-column-properties fo:break-before="auto" style:column-width="2.1638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3366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0.9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fo:border="0.06pt solid #000000"/>
    </style:style>
    <style:style style:name="ce3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llution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3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Data size</text:p>
          </table:table-cell>
          <table:table-cell table:style-name="ce14" office:value-type="string" calcext:value-type="string">
            <text:p>Meta-set</text:p>
          </table:table-cell>
          <table:table-cell table:number-columns-repeated="2" table:style-name="ce14" office:value-type="string" calcext:value-type="string">
            <text:p>Number of tasks</text:p>
          </table:table-cell>
          <table:table-cell table:style-name="ce14" office:value-type="string" calcext:value-type="string">
            <text:p>Number of tasks after cleaning</text:p>
          </table:table-cell>
          <table:table-cell/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52584" calcext:value-type="float">
            <text:p>52584</text:p>
          </table:table-cell>
          <table:table-cell table:style-name="ce8" office:value-type="string" calcext:value-type="string">
            <text:p>Meta-train</text:p>
          </table:table-cell>
          <table:table-cell table:formula="of:=FLOOR([.B2]/[.$C$13])" office:value-type="float" office:value="956" calcext:value-type="float">
            <text:p>956</text:p>
          </table:table-cell>
          <table:table-cell table:style-name="ce15" table:formula="of:=FLOOR([.B2]/[.$D$13])" office:value-type="float" office:value="104" calcext:value-type="float">
            <text:p>104</text:p>
          </table:table-cell>
          <table:table-cell table:style-name="ce23" table:number-columns-repeated="2"/>
        </table:table-row>
        <table:table-row table:style-name="ro1">
          <table:table-cell office:value-type="string" calcext:value-type="string">
            <text:p>Chengdu</text:p>
          </table:table-cell>
          <table:table-cell office:value-type="float" office:value="52584" calcext:value-type="float">
            <text:p>52584</text:p>
          </table:table-cell>
          <table:table-cell table:style-name="ce8" office:value-type="string" calcext:value-type="string">
            <text:p>Meta-train</text:p>
          </table:table-cell>
          <table:table-cell table:formula="of:=FLOOR([.B3]/[.$C$13])" office:value-type="float" office:value="956" calcext:value-type="float">
            <text:p>956</text:p>
          </table:table-cell>
          <table:table-cell table:style-name="ce15" table:formula="of:=FLOOR([.B3]/[.$D$13])" office:value-type="float" office:value="104" calcext:value-type="float">
            <text:p>104</text:p>
          </table:table-cell>
          <table:table-cell table:style-name="ce23" table:number-columns-repeated="2"/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52584" calcext:value-type="float">
            <text:p>52584</text:p>
          </table:table-cell>
          <table:table-cell table:style-name="ce8" office:value-type="string" calcext:value-type="string">
            <text:p>Meta-train</text:p>
          </table:table-cell>
          <table:table-cell table:formula="of:=FLOOR([.B4]/[.$C$13])" office:value-type="float" office:value="956" calcext:value-type="float">
            <text:p>956</text:p>
          </table:table-cell>
          <table:table-cell table:style-name="ce15" table:formula="of:=FLOOR([.B4]/[.$D$13])" office:value-type="float" office:value="104" calcext:value-type="float">
            <text:p>104</text:p>
          </table:table-cell>
          <table:table-cell table:style-name="ce23" table:number-columns-repeated="2"/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52584" calcext:value-type="float">
            <text:p>52584</text:p>
          </table:table-cell>
          <table:table-cell table:style-name="ce9" office:value-type="string" calcext:value-type="string">
            <text:p>Meta-val</text:p>
          </table:table-cell>
          <table:table-cell table:formula="of:=FLOOR([.B5]/[.$C$13])" office:value-type="float" office:value="956" calcext:value-type="float">
            <text:p>956</text:p>
          </table:table-cell>
          <table:table-cell table:style-name="ce15" table:formula="of:=FLOOR([.B5]/[.$D$13])" office:value-type="float" office:value="104" calcext:value-type="float">
            <text:p>104</text:p>
          </table:table-cell>
          <table:table-cell table:style-name="ce23" table:number-columns-repeated="2"/>
        </table:table-row>
        <table:table-row table:style-name="ro1">
          <table:table-cell office:value-type="string" calcext:value-type="string">
            <text:p>Shenyang</text:p>
          </table:table-cell>
          <table:table-cell office:value-type="float" office:value="52584" calcext:value-type="float">
            <text:p>52584</text:p>
          </table:table-cell>
          <table:table-cell table:style-name="ce17" office:value-type="string" calcext:value-type="string">
            <text:p>Meta-test</text:p>
          </table:table-cell>
          <table:table-cell table:formula="of:=FLOOR([.B6]/[.$C$13])" office:value-type="float" office:value="956" calcext:value-type="float">
            <text:p>956</text:p>
          </table:table-cell>
          <table:table-cell table:style-name="ce15" table:formula="of:=FLOOR([.B6]/[.$D$13])" office:value-type="float" office:value="104" calcext:value-type="float">
            <text:p>104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6])" office:value-type="float" office:value="262920" calcext:value-type="float">
            <text:p>262920</text:p>
          </table:table-cell>
          <table:table-cell office:value-type="string" calcext:value-type="string">
            <text:p>Total Dataset</text:p>
          </table:table-cell>
          <table:table-cell table:style-name="ce3" table:formula="of:=SUM([.D2:.D6])" office:value-type="float" office:value="4780" calcext:value-type="float">
            <text:p>478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4">
            <text:p>Hyperparameters</text:p>
          </table:table-cell>
          <table:table-cell table:style-name="ce2" office:value-type="string" calcext:value-type="string">
            <text:p>Samples per Task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covered-table-cell table:style-name="ce24"/>
          <table:table-cell table:style-name="ce2" office:value-type="string" calcext:value-type="string">
            <text:p>Window size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 table:style-name="ce24"/>
          <table:table-cell table:style-name="ce2"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24"/>
          <table:table-cell table:style-name="ce2" office:value-type="string" calcext:value-type="string">
            <text:p>Length task</text:p>
          </table:table-cell>
          <table:table-cell table:formula="of:=FLOOR((([.C10])*[.C12]+[.C11]))" office:value-type="float" office:value="55" calcext:value-type="float">
            <text:p>55</text:p>
          </table:table-cell>
          <table:table-cell table:style-name="ce3" table:formula="of:=FLOOR((([.D10])*[.D12]+[.D11]))" office:value-type="float" office:value="505" calcext:value-type="float">
            <text:p>505</text:p>
          </table:table-cell>
          <table:table-cell table:number-columns-repeated="3"/>
        </table:table-row>
      </table:table>
      <table:table table:name="Heart-Rate" table:style-name="ta1">
        <table:table-column table:style-name="co7" table:default-cell-style-name="ce2"/>
        <table:table-column table:style-name="co8" table:default-cell-style-name="ce7"/>
        <table:table-column table:style-name="co9" table:default-cell-style-name="ce8"/>
        <table:table-column table:style-name="co10" table:default-cell-style-name="ce2"/>
        <table:table-column table:style-name="co11" table:default-cell-style-name="ce1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ubject</text:p>
          </table:table-cell>
          <table:table-cell table:style-name="ce6" office:value-type="string" calcext:value-type="string">
            <text:p>Data size</text:p>
          </table:table-cell>
          <table:table-cell table:style-name="ce1" office:value-type="string" calcext:value-type="string">
            <text:p>Meta-set</text:p>
          </table:table-cell>
          <table:table-cell table:style-name="ce1" office:value-type="string" calcext:value-type="string">
            <text:p>Number of tasks</text:p>
          </table:table-cell>
          <table:table-cell table:style-name="ce11" office:value-type="string" calcext:value-type="string">
            <text:p>N.Tasks per Set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6815" calcext:value-type="float">
            <text:p>36815</text:p>
          </table:table-cell>
          <table:table-cell office:value-type="string" calcext:value-type="string">
            <text:p>Meta-train</text:p>
          </table:table-cell>
          <table:table-cell table:formula="of:=FLOOR([.B2]/[.$C$22])" office:value-type="float" office:value="158" calcext:value-type="float">
            <text:p>158</text:p>
          </table:table-cell>
          <table:table-cell table:style-name="ce36" table:formula="of:=SUM([.D2:.D10])" office:value-type="float" office:value="1302" calcext:value-type="float" table:number-columns-spanned="1" table:number-rows-spanned="9">
            <text:p>1302</text:p>
          </table:table-cell>
          <table:table-cell table:formula="of:=FLOOR([.B2]/[.$D$22])" office:value-type="float" office:value="18" calcext:value-type="float">
            <text:p>18</text:p>
          </table:table-cell>
          <table:table-cell table:style-name="ce38" table:formula="of:=SUM([.F2:.F10])" office:value-type="float" office:value="145" calcext:value-type="float" table:number-columns-spanned="1" table:number-rows-spanned="9">
            <text:p>14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2788" calcext:value-type="float">
            <text:p>32788</text:p>
          </table:table-cell>
          <table:table-cell office:value-type="string" calcext:value-type="string">
            <text:p>Meta-train</text:p>
          </table:table-cell>
          <table:table-cell table:formula="of:=FLOOR([.B3]/[.$C$22])" office:value-type="float" office:value="141" calcext:value-type="float">
            <text:p>141</text:p>
          </table:table-cell>
          <table:covered-table-cell/>
          <table:table-cell table:formula="of:=FLOOR([.B3]/[.$D$22])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4931" calcext:value-type="float">
            <text:p>34931</text:p>
          </table:table-cell>
          <table:table-cell office:value-type="string" calcext:value-type="string">
            <text:p>Meta-train</text:p>
          </table:table-cell>
          <table:table-cell table:formula="of:=FLOOR([.B4]/[.$C$22])" office:value-type="float" office:value="150" calcext:value-type="float">
            <text:p>150</text:p>
          </table:table-cell>
          <table:covered-table-cell/>
          <table:table-cell table:formula="of:=FLOOR([.B4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6567" calcext:value-type="float">
            <text:p>36567</text:p>
          </table:table-cell>
          <table:table-cell office:value-type="string" calcext:value-type="string">
            <text:p>Meta-train</text:p>
          </table:table-cell>
          <table:table-cell table:formula="of:=FLOOR([.B5]/[.$C$22])" office:value-type="float" office:value="157" calcext:value-type="float">
            <text:p>157</text:p>
          </table:table-cell>
          <table:covered-table-cell/>
          <table:table-cell table:formula="of:=FLOOR([.B5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7188" calcext:value-type="float">
            <text:p>37188</text:p>
          </table:table-cell>
          <table:table-cell office:value-type="string" calcext:value-type="string">
            <text:p>Meta-train</text:p>
          </table:table-cell>
          <table:table-cell table:formula="of:=FLOOR([.B6]/[.$C$22])" office:value-type="float" office:value="160" calcext:value-type="float">
            <text:p>160</text:p>
          </table:table-cell>
          <table:covered-table-cell/>
          <table:table-cell table:formula="of:=FLOOR([.B6]/[.$D$22])"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20967" calcext:value-type="float">
            <text:p>20967</text:p>
          </table:table-cell>
          <table:table-cell office:value-type="string" calcext:value-type="string">
            <text:p>Meta-train</text:p>
          </table:table-cell>
          <table:table-cell table:formula="of:=FLOOR([.B7]/[.$C$22])" office:value-type="float" office:value="90" calcext:value-type="float">
            <text:p>90</text:p>
          </table:table-cell>
          <table:covered-table-cell/>
          <table:table-cell table:formula="of:=FLOOR([.B7]/[.$D$22])" office:value-type="float" office:value="10" calcext:value-type="float">
            <text:p>10</text:p>
          </table:table-cell>
          <table:covered-table-cell/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37338" calcext:value-type="float">
            <text:p>37338</text:p>
          </table:table-cell>
          <table:table-cell office:value-type="string" calcext:value-type="string">
            <text:p>Meta-train</text:p>
          </table:table-cell>
          <table:table-cell table:formula="of:=FLOOR([.B8]/[.$C$22])" office:value-type="float" office:value="160" calcext:value-type="float">
            <text:p>160</text:p>
          </table:table-cell>
          <table:covered-table-cell/>
          <table:table-cell table:formula="of:=FLOOR([.B8]/[.$D$22])" office:value-type="float" office:value="18" calcext:value-type="float">
            <text:p>18</text:p>
          </table:table-cell>
          <table:covered-table-cell/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32286" calcext:value-type="float">
            <text:p>32286</text:p>
          </table:table-cell>
          <table:table-cell office:value-type="string" calcext:value-type="string">
            <text:p>Meta-train</text:p>
          </table:table-cell>
          <table:table-cell table:formula="of:=FLOOR([.B9]/[.$C$22])" office:value-type="float" office:value="139" calcext:value-type="float">
            <text:p>139</text:p>
          </table:table-cell>
          <table:covered-table-cell/>
          <table:table-cell table:formula="of:=FLOOR([.B9]/[.$D$22])" office:value-type="float" office:value="15" calcext:value-type="float">
            <text:p>15</text:p>
          </table:table-cell>
          <table:covered-table-cell/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Meta-train</text:p>
          </table:table-cell>
          <table:table-cell table:formula="of:=FLOOR([.B10]/[.$C$22])" office:value-type="float" office:value="147" calcext:value-type="float">
            <text:p>147</text:p>
          </table:table-cell>
          <table:covered-table-cell/>
          <table:table-cell table:formula="of:=FLOOR([.B10]/[.$D$22])" office:value-type="float" office:value="16" calcext:value-type="float">
            <text:p>16</text:p>
          </table:table-cell>
          <table:covered-table-cell/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42559" calcext:value-type="float">
            <text:p>42559</text:p>
          </table:table-cell>
          <table:table-cell table:style-name="ce9" office:value-type="string" calcext:value-type="string">
            <text:p>Meta-val</text:p>
          </table:table-cell>
          <table:table-cell table:formula="of:=FLOOR([.B11]/[.$C$22])" office:value-type="float" office:value="183" calcext:value-type="float">
            <text:p>183</text:p>
          </table:table-cell>
          <table:table-cell table:style-name="ce36" table:formula="of:=SUM([.D11:.D13])" office:value-type="float" office:value="474" calcext:value-type="float" table:number-columns-spanned="1" table:number-rows-spanned="3">
            <text:p>474</text:p>
          </table:table-cell>
          <table:table-cell table:formula="of:=FLOOR([.B11]/[.$D$22])" office:value-type="float" office:value="20" calcext:value-type="float">
            <text:p>20</text:p>
          </table:table-cell>
          <table:table-cell table:style-name="ce18" table:formula="of:=SUM([.F11:.F13])" office:value-type="float" office:value="52" calcext:value-type="float" table:number-columns-spanned="1" table:number-rows-spanned="3">
            <text:p>52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36160" calcext:value-type="float">
            <text:p>36160</text:p>
          </table:table-cell>
          <table:table-cell table:style-name="ce9" office:value-type="string" calcext:value-type="string">
            <text:p>Meta-val</text:p>
          </table:table-cell>
          <table:table-cell table:formula="of:=FLOOR([.B12]/[.$C$22])" office:value-type="float" office:value="155" calcext:value-type="float">
            <text:p>155</text:p>
          </table:table-cell>
          <table:covered-table-cell/>
          <table:table-cell table:formula="of:=FLOOR([.B12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31623" calcext:value-type="float">
            <text:p>31623</text:p>
          </table:table-cell>
          <table:table-cell table:style-name="ce9" office:value-type="string" calcext:value-type="string">
            <text:p>Meta-val</text:p>
          </table:table-cell>
          <table:table-cell table:formula="of:=FLOOR([.B13]/[.$C$22])" office:value-type="float" office:value="136" calcext:value-type="float">
            <text:p>136</text:p>
          </table:table-cell>
          <table:covered-table-cell/>
          <table:table-cell table:formula="of:=FLOOR([.B13]/[.$D$22])" office:value-type="float" office:value="15" calcext:value-type="float">
            <text:p>15</text:p>
          </table:table-cell>
          <table:covered-table-cell/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36511" calcext:value-type="float">
            <text:p>36511</text:p>
          </table:table-cell>
          <table:table-cell table:style-name="ce10" office:value-type="string" calcext:value-type="string">
            <text:p>Meta-test</text:p>
          </table:table-cell>
          <table:table-cell table:formula="of:=FLOOR([.B14]/[.$C$22])" office:value-type="float" office:value="157" calcext:value-type="float">
            <text:p>157</text:p>
          </table:table-cell>
          <table:table-cell table:style-name="ce36" table:formula="of:=SUM([.D14:.D16])" office:value-type="float" office:value="447" calcext:value-type="float" table:number-columns-spanned="1" table:number-rows-spanned="3">
            <text:p>447</text:p>
          </table:table-cell>
          <table:table-cell table:formula="of:=FLOOR([.B14]/[.$D$22])" office:value-type="float" office:value="17" calcext:value-type="float">
            <text:p>17</text:p>
          </table:table-cell>
          <table:table-cell table:style-name="ce18" table:formula="of:=SUM([.F14:.F16])" office:value-type="float" office:value="49" calcext:value-type="float" table:number-columns-spanned="1" table:number-rows-spanned="3">
            <text:p>49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35798" calcext:value-type="float">
            <text:p>35798</text:p>
          </table:table-cell>
          <table:table-cell table:style-name="ce10" office:value-type="string" calcext:value-type="string">
            <text:p>Meta-test</text:p>
          </table:table-cell>
          <table:table-cell table:formula="of:=FLOOR([.B15]/[.$C$22])" office:value-type="float" office:value="154" calcext:value-type="float">
            <text:p>154</text:p>
          </table:table-cell>
          <table:covered-table-cell/>
          <table:table-cell table:formula="of:=FLOOR([.B15]/[.$D$22])" office:value-type="float" office:value="17" calcext:value-type="float">
            <text:p>17</text:p>
          </table:table-cell>
          <table:covered-table-cell/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31724" calcext:value-type="float">
            <text:p>31724</text:p>
          </table:table-cell>
          <table:table-cell table:style-name="ce10" office:value-type="string" calcext:value-type="string">
            <text:p>Meta-test</text:p>
          </table:table-cell>
          <table:table-cell table:formula="of:=FLOOR([.B16]/[.$C$22])" office:value-type="float" office:value="136" calcext:value-type="float">
            <text:p>136</text:p>
          </table:table-cell>
          <table:covered-table-cell/>
          <table:table-cell table:formula="of:=FLOOR([.B16]/[.$D$22])" office:value-type="float" office:value="15" calcext:value-type="float">
            <text:p>15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2:.B16])" office:value-type="float" office:value="517463" calcext:value-type="float">
            <text:p>517463</text:p>
          </table:table-cell>
          <table:table-cell table:style-name="ce3" office:value-type="string" calcext:value-type="string">
            <text:p>Total data-set</text:p>
          </table:table-cell>
          <table:table-cell table:style-name="ce3" table:formula="of:=SUM([.D2:.D16])" office:value-type="float" office:value="2223" calcext:value-type="float">
            <text:p>2223</text:p>
          </table:table-cell>
          <table:table-cell table:style-name="ce24"/>
          <table:table-cell table:style-name="Default"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1" table:number-rows-spanned="4">
            <text:p>Hyperparameters</text:p>
          </table:table-cell>
          <table:table-cell table:style-name="ce2" office:value-type="string" calcext:value-type="string">
            <text:p>Samples per Task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3"/>
        </table:table-row>
        <table:table-row table:style-name="ro1">
          <table:covered-table-cell table:style-name="ce24"/>
          <table:table-cell table:style-name="ce2" office:value-type="string" calcext:value-type="string">
            <text:p>Window size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Default" table:number-columns-repeated="3"/>
        </table:table-row>
        <table:table-row table:style-name="ro1">
          <table:covered-table-cell table:style-name="ce24"/>
          <table:table-cell table:style-name="ce2" office:value-type="string" calcext:value-type="string">
            <text:p>Stride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covered-table-cell table:style-name="ce24"/>
          <table:table-cell table:style-name="ce2" office:value-type="string" calcext:value-type="string">
            <text:p>Length task</text:p>
          </table:table-cell>
          <table:table-cell table:style-name="ce3" table:formula="of:=FLOOR((([.C19])*[.C21]+[.C20]))" office:value-type="float" office:value="232" calcext:value-type="float">
            <text:p>232</text:p>
          </table:table-cell>
          <table:table-cell table:style-name="ce3" table:formula="of:=FLOOR((([.D19])*[.D21]+[.D20]))" office:value-type="float" office:value="2032" calcext:value-type="float">
            <text:p>2032</text:p>
          </table:table-cell>
          <table:table-cell table:style-name="Default" table:number-columns-repeated="3"/>
        </table:table-row>
      </table:table>
      <table:table table:name="Battery" table:style-name="ta1">
        <table:table-column table:style-name="co1" table:number-columns-repeated="2" table:default-cell-style-name="ce2"/>
        <table:table-column table:style-name="co12" table:default-cell-style-name="ce2"/>
        <table:table-column table:style-name="co1" table:default-cell-style-name="ce20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Meta-set</text:p>
          </table:table-cell>
          <table:table-cell table:style-name="ce11" office:value-type="string" calcext:value-type="string">
            <text:p>N.of Tasks</text:p>
          </table:table-cell>
          <table:table-cell table:style-name="ce11" office:value-type="string" calcext:value-type="string">
            <text:p>N. Tasks</text:p>
          </table:table-cell>
        </table:table-row>
        <table:table-row table:style-name="ro1">
          <table:table-cell office:value-type="string" calcext:value-type="string">
            <text:p>EH_AgingStatus_0Y_Temp_-2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]/[.$D$104])" office:value-type="float" office:value="132" calcext:value-type="float">
            <text:p>132</text:p>
          </table:table-cell>
          <table:table-cell table:formula="of:=FLOOR([.B2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0Y_Temp_-3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]/[.$D$104])" office:value-type="float" office:value="546" calcext:value-type="float">
            <text:p>546</text:p>
          </table:table-cell>
          <table:table-cell table:formula="of:=FLOOR([.B3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-3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4]/[.$D$104])" office:value-type="float" office:value="186" calcext:value-type="float">
            <text:p>186</text:p>
          </table:table-cell>
          <table:table-cell table:formula="of:=FLOOR([.B4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-4_rndLC_E</text:p>
          </table:table-cell>
          <table:table-cell office:value-type="float" office:value="68928" calcext:value-type="float">
            <text:p>68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5]/[.$D$104])" office:value-type="float" office:value="132" calcext:value-type="float">
            <text:p>132</text:p>
          </table:table-cell>
          <table:table-cell table:formula="of:=FLOOR([.B5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0Y_Temp_-4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6]/[.$D$104])" office:value-type="float" office:value="186" calcext:value-type="float">
            <text:p>186</text:p>
          </table:table-cell>
          <table:table-cell table:formula="of:=FLOOR([.B6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-6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7]/[.$D$104])" office:value-type="float" office:value="186" calcext:value-type="float">
            <text:p>186</text:p>
          </table:table-cell>
          <table:table-cell table:formula="of:=FLOOR([.B7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-9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8]/[.$D$104])" office:value-type="float" office:value="546" calcext:value-type="float">
            <text:p>546</text:p>
          </table:table-cell>
          <table:table-cell table:formula="of:=FLOOR([.B8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11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9]/[.$D$104])" office:value-type="float" office:value="186" calcext:value-type="float">
            <text:p>186</text:p>
          </table:table-cell>
          <table:table-cell table:formula="of:=FLOOR([.B9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13_rndLC_E</text:p>
          </table:table-cell>
          <table:table-cell office:value-type="float" office:value="64658" calcext:value-type="float">
            <text:p>64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0]/[.$D$104])" office:value-type="float" office:value="124" calcext:value-type="float">
            <text:p>124</text:p>
          </table:table-cell>
          <table:table-cell table:formula="of:=FLOOR([.B10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14_rndLC_W</text:p>
          </table:table-cell>
          <table:table-cell office:value-type="float" office:value="94622" calcext:value-type="float">
            <text:p>94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1]/[.$D$104])" office:value-type="float" office:value="181" calcext:value-type="float">
            <text:p>181</text:p>
          </table:table-cell>
          <table:table-cell table:formula="of:=FLOOR([.B11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18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2]/[.$D$104])" office:value-type="float" office:value="545" calcext:value-type="float">
            <text:p>545</text:p>
          </table:table-cell>
          <table:table-cell table:formula="of:=FLOOR([.B12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19_rndLC_W</text:p>
          </table:table-cell>
          <table:table-cell office:value-type="float" office:value="94522" calcext:value-type="float">
            <text:p>94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3]/[.$D$104])" office:value-type="float" office:value="181" calcext:value-type="float">
            <text:p>181</text:p>
          </table:table-cell>
          <table:table-cell table:formula="of:=FLOOR([.B13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1_rndLC_p</text:p>
          </table:table-cell>
          <table:table-cell office:value-type="float" office:value="284257" calcext:value-type="float">
            <text:p>284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4]/[.$D$104])" office:value-type="float" office:value="546" calcext:value-type="float">
            <text:p>546</text:p>
          </table:table-cell>
          <table:table-cell table:formula="of:=FLOOR([.B14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5]/[.$D$104])" office:value-type="float" office:value="545" calcext:value-type="float">
            <text:p>545</text:p>
          </table:table-cell>
          <table:table-cell table:formula="of:=FLOOR([.B15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3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6]/[.$D$104])" office:value-type="float" office:value="545" calcext:value-type="float">
            <text:p>545</text:p>
          </table:table-cell>
          <table:table-cell table:formula="of:=FLOOR([.B16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4_rndLC_E</text:p>
          </table:table-cell>
          <table:table-cell office:value-type="float" office:value="64084" calcext:value-type="float">
            <text:p>64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7]/[.$D$104])" office:value-type="float" office:value="123" calcext:value-type="float">
            <text:p>123</text:p>
          </table:table-cell>
          <table:table-cell table:formula="of:=FLOOR([.B17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2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8]/[.$D$104])" office:value-type="float" office:value="545" calcext:value-type="float">
            <text:p>545</text:p>
          </table:table-cell>
          <table:table-cell table:formula="of:=FLOOR([.B18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7_rndLC_E</text:p>
          </table:table-cell>
          <table:table-cell office:value-type="float" office:value="63753" calcext:value-type="float">
            <text:p>63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19]/[.$D$104])" office:value-type="float" office:value="122" calcext:value-type="float">
            <text:p>122</text:p>
          </table:table-cell>
          <table:table-cell table:formula="of:=FLOOR([.B19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2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0]/[.$D$104])" office:value-type="float" office:value="545" calcext:value-type="float">
            <text:p>545</text:p>
          </table:table-cell>
          <table:table-cell table:formula="of:=FLOOR([.B20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2_rndLC_W</text:p>
          </table:table-cell>
          <table:table-cell office:value-type="float" office:value="97067" calcext:value-type="float">
            <text:p>97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1]/[.$D$104])" office:value-type="float" office:value="186" calcext:value-type="float">
            <text:p>186</text:p>
          </table:table-cell>
          <table:table-cell table:formula="of:=FLOOR([.B21]/[.$E$1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H_AgingStatus_0Y_Temp_30_rndLC_E</text:p>
          </table:table-cell>
          <table:table-cell office:value-type="float" office:value="62539" calcext:value-type="float">
            <text:p>62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2]/[.$D$104])" office:value-type="float" office:value="120" calcext:value-type="float">
            <text:p>120</text:p>
          </table:table-cell>
          <table:table-cell table:formula="of:=FLOOR([.B22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0_rndLC_W</text:p>
          </table:table-cell>
          <table:table-cell office:value-type="float" office:value="94149" calcext:value-type="float">
            <text:p>94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3]/[.$D$104])" office:value-type="float" office:value="181" calcext:value-type="float">
            <text:p>181</text:p>
          </table:table-cell>
          <table:table-cell table:formula="of:=FLOOR([.B23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1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4]/[.$D$104])" office:value-type="float" office:value="545" calcext:value-type="float">
            <text:p>545</text:p>
          </table:table-cell>
          <table:table-cell table:formula="of:=FLOOR([.B24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31_rndLC_W</text:p>
          </table:table-cell>
          <table:table-cell office:value-type="float" office:value="93786" calcext:value-type="float">
            <text:p>937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5]/[.$D$104])" office:value-type="float" office:value="180" calcext:value-type="float">
            <text:p>180</text:p>
          </table:table-cell>
          <table:table-cell table:formula="of:=FLOOR([.B25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3_rndLC_E</text:p>
          </table:table-cell>
          <table:table-cell office:value-type="float" office:value="62342" calcext:value-type="float">
            <text:p>62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6]/[.$D$104])" office:value-type="float" office:value="119" calcext:value-type="float">
            <text:p>119</text:p>
          </table:table-cell>
          <table:table-cell table:formula="of:=FLOOR([.B26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3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7]/[.$D$104])" office:value-type="float" office:value="178" calcext:value-type="float">
            <text:p>178</text:p>
          </table:table-cell>
          <table:table-cell table:formula="of:=FLOOR([.B27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4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8]/[.$D$104])" office:value-type="float" office:value="545" calcext:value-type="float">
            <text:p>545</text:p>
          </table:table-cell>
          <table:table-cell table:formula="of:=FLOOR([.B28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35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29]/[.$D$104])" office:value-type="float" office:value="178" calcext:value-type="float">
            <text:p>178</text:p>
          </table:table-cell>
          <table:table-cell table:formula="of:=FLOOR([.B29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36_rndLC_E</text:p>
          </table:table-cell>
          <table:table-cell office:value-type="float" office:value="62289" calcext:value-type="float">
            <text:p>62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0]/[.$D$104])" office:value-type="float" office:value="119" calcext:value-type="float">
            <text:p>119</text:p>
          </table:table-cell>
          <table:table-cell table:formula="of:=FLOOR([.B30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7_rndLC_E</text:p>
          </table:table-cell>
          <table:table-cell office:value-type="float" office:value="62219" calcext:value-type="float">
            <text:p>62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1]/[.$D$104])" office:value-type="float" office:value="119" calcext:value-type="float">
            <text:p>119</text:p>
          </table:table-cell>
          <table:table-cell table:formula="of:=FLOOR([.B31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38_rndLC_E</text:p>
          </table:table-cell>
          <table:table-cell office:value-type="float" office:value="62175" calcext:value-type="float">
            <text:p>6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2]/[.$D$104])" office:value-type="float" office:value="119" calcext:value-type="float">
            <text:p>119</text:p>
          </table:table-cell>
          <table:table-cell table:formula="of:=FLOOR([.B32]/[.$E$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_AgingStatus_0Y_Temp_40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3]/[.$D$104])" office:value-type="float" office:value="545" calcext:value-type="float">
            <text:p>545</text:p>
          </table:table-cell>
          <table:table-cell table:formula="of:=FLOOR([.B33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40_rndLC_W</text:p>
          </table:table-cell>
          <table:table-cell office:value-type="float" office:value="92773" calcext:value-type="float">
            <text:p>92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4]/[.$D$104])" office:value-type="float" office:value="178" calcext:value-type="float">
            <text:p>178</text:p>
          </table:table-cell>
          <table:table-cell table:formula="of:=FLOOR([.B34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0Y_Temp_6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5]/[.$D$104])" office:value-type="float" office:value="128" calcext:value-type="float">
            <text:p>128</text:p>
          </table:table-cell>
          <table:table-cell table:formula="of:=FLOOR([.B35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0Y_Temp_7_rndLC_p</text:p>
          </table:table-cell>
          <table:table-cell office:value-type="float" office:value="283907" calcext:value-type="float">
            <text:p>283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6]/[.$D$104])" office:value-type="float" office:value="545" calcext:value-type="float">
            <text:p>545</text:p>
          </table:table-cell>
          <table:table-cell table:formula="of:=FLOOR([.B36]/[.$E$10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H_AgingStatus_0Y_Temp_8_rndLC_E</text:p>
          </table:table-cell>
          <table:table-cell office:value-type="float" office:value="66680" calcext:value-type="float">
            <text:p>66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-train</text:p>
          </table:table-cell>
          <table:table-cell table:formula="of:=FLOOR([.B37]/[.$D$104])" office:value-type="float" office:value="128" calcext:value-type="float">
            <text:p>128</text:p>
          </table:table-cell>
          <table:table-cell table:formula="of:=FLOOR([.B37]/[.$E$10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H_AgingStatus_10Y_Temp_-9_rndLC_E</text:p>
          </table:table-cell>
          <table:table-cell office:value-type="float" office:value="55554" calcext:value-type="float">
            <text:p>55554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eta-val</text:p>
          </table:table-cell>
          <table:table-cell table:formula="of:=FLOOR([.B38]/[.$D$104])" office:value-type="float" office:value="106" calcext:value-type="float">
            <text:p>106</text:p>
          </table:table-cell>
          <table:table-cell table:formula="of:=FLOOR([.B38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10Y_Temp_11_rndLC_E</text:p>
          </table:table-cell>
          <table:table-cell office:value-type="float" office:value="51457" calcext:value-type="float">
            <text:p>51457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eta-val</text:p>
          </table:table-cell>
          <table:table-cell table:formula="of:=FLOOR([.B39]/[.$D$104])" office:value-type="float" office:value="98" calcext:value-type="float">
            <text:p>98</text:p>
          </table:table-cell>
          <table:table-cell table:formula="of:=FLOOR([.B39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10Y_Temp_15_rndLC_p</text:p>
          </table:table-cell>
          <table:table-cell office:value-type="float" office:value="222592" calcext:value-type="float">
            <text:p>22259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eta-val</text:p>
          </table:table-cell>
          <table:table-cell table:formula="of:=FLOOR([.B40]/[.$D$104])" office:value-type="float" office:value="428" calcext:value-type="float">
            <text:p>428</text:p>
          </table:table-cell>
          <table:table-cell table:formula="of:=FLOOR([.B40]/[.$E$10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H_AgingStatus_10Y_Temp_29_rndLC_W</text:p>
          </table:table-cell>
          <table:table-cell office:value-type="float" office:value="75110" calcext:value-type="float">
            <text:p>7511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eta-val</text:p>
          </table:table-cell>
          <table:table-cell table:formula="of:=FLOOR([.B41]/[.$D$104])" office:value-type="float" office:value="144" calcext:value-type="float">
            <text:p>144</text:p>
          </table:table-cell>
          <table:table-cell table:formula="of:=FLOOR([.B41]/[.$E$1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H_AgingStatus_10Y_Temp_36_rndLC_W</text:p>
          </table:table-cell>
          <table:table-cell office:value-type="float" office:value="75092" calcext:value-type="float">
            <text:p>7509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eta-val</text:p>
          </table:table-cell>
          <table:table-cell table:formula="of:=FLOOR([.B42]/[.$D$104])" office:value-type="float" office:value="144" calcext:value-type="float">
            <text:p>144</text:p>
          </table:table-cell>
          <table:table-cell table:formula="of:=FLOOR([.B42]/[.$E$1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H_AgingStatus_10Y_Temp_3_rndLC_p</text:p>
          </table:table-cell>
          <table:table-cell office:value-type="float" office:value="222865" calcext:value-type="float">
            <text:p>222865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eta-val</text:p>
          </table:table-cell>
          <table:table-cell table:formula="of:=FLOOR([.B43]/[.$D$104])" office:value-type="float" office:value="428" calcext:value-type="float">
            <text:p>428</text:p>
          </table:table-cell>
          <table:table-cell table:formula="of:=FLOOR([.B43]/[.$E$10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H_AgingStatus_1Y_Temp_22_rndLC_W</text:p>
          </table:table-cell>
          <table:table-cell office:value-type="float" office:value="90512" calcext:value-type="float">
            <text:p>90512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ta-test</text:p>
          </table:table-cell>
          <table:table-cell table:formula="of:=FLOOR([.B44]/[.$D$104])" office:value-type="float" office:value="174" calcext:value-type="float">
            <text:p>174</text:p>
          </table:table-cell>
          <table:table-cell table:formula="of:=FLOOR([.B44]/[.$E$10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H_AgingStatus_1Y_Temp_25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ta-test</text:p>
          </table:table-cell>
          <table:table-cell table:formula="of:=FLOOR([.B45]/[.$D$104])" office:value-type="float" office:value="506" calcext:value-type="float">
            <text:p>506</text:p>
          </table:table-cell>
          <table:table-cell table:formula="of:=FLOOR([.B45]/[.$E$10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H_AgingStatus_1Y_Temp_28_rndLC_E</text:p>
          </table:table-cell>
          <table:table-cell office:value-type="float" office:value="55589" calcext:value-type="float">
            <text:p>55589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ta-test</text:p>
          </table:table-cell>
          <table:table-cell table:formula="of:=FLOOR([.B46]/[.$D$104])" office:value-type="float" office:value="106" calcext:value-type="float">
            <text:p>106</text:p>
          </table:table-cell>
          <table:table-cell table:formula="of:=FLOOR([.B46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1Y_Temp_34_rndLC_p</text:p>
          </table:table-cell>
          <table:table-cell office:value-type="float" office:value="263240" calcext:value-type="float">
            <text:p>263240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ta-test</text:p>
          </table:table-cell>
          <table:table-cell table:formula="of:=FLOOR([.B47]/[.$D$104])" office:value-type="float" office:value="506" calcext:value-type="float">
            <text:p>506</text:p>
          </table:table-cell>
          <table:table-cell table:formula="of:=FLOOR([.B47]/[.$E$10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H_AgingStatus_1Y_Temp_38_rndLC_W</text:p>
          </table:table-cell>
          <table:table-cell office:value-type="float" office:value="90308" calcext:value-type="float">
            <text:p>90308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ta-test</text:p>
          </table:table-cell>
          <table:table-cell table:formula="of:=FLOOR([.B48]/[.$D$104])" office:value-type="float" office:value="173" calcext:value-type="float">
            <text:p>173</text:p>
          </table:table-cell>
          <table:table-cell table:formula="of:=FLOOR([.B48]/[.$E$10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H_AgingStatus_1Y_Temp_9_rndLC_E</text:p>
          </table:table-cell>
          <table:table-cell office:value-type="float" office:value="57503" calcext:value-type="float">
            <text:p>57503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ta-test</text:p>
          </table:table-cell>
          <table:table-cell table:formula="of:=FLOOR([.B49]/[.$D$104])" office:value-type="float" office:value="110" calcext:value-type="float">
            <text:p>110</text:p>
          </table:table-cell>
          <table:table-cell table:formula="of:=FLOOR([.B49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2Y_Temp_-1_rndLC_E</text:p>
          </table:table-cell>
          <table:table-cell office:value-type="float" office:value="58789" calcext:value-type="float">
            <text:p>5878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0]/[.$D$104])" office:value-type="float" office:value="113" calcext:value-type="float">
            <text:p>113</text:p>
          </table:table-cell>
          <table:table-cell table:formula="of:=FLOOR([.B50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2Y_Temp_-9_rndLC_W</text:p>
          </table:table-cell>
          <table:table-cell office:value-type="float" office:value="87818" calcext:value-type="float">
            <text:p>8781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1]/[.$D$104])" office:value-type="float" office:value="168" calcext:value-type="float">
            <text:p>168</text:p>
          </table:table-cell>
          <table:table-cell table:formula="of:=FLOOR([.B51]/[.$E$10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H_AgingStatus_2Y_Temp_17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2]/[.$D$104])" office:value-type="float" office:value="501" calcext:value-type="float">
            <text:p>501</text:p>
          </table:table-cell>
          <table:table-cell table:formula="of:=FLOOR([.B52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2Y_Temp_30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3]/[.$D$104])" office:value-type="float" office:value="105" calcext:value-type="float">
            <text:p>105</text:p>
          </table:table-cell>
          <table:table-cell table:formula="of:=FLOOR([.B53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2Y_Temp_32_rndLC_W</text:p>
          </table:table-cell>
          <table:table-cell office:value-type="float" office:value="87087" calcext:value-type="float">
            <text:p>8708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4]/[.$D$104])" office:value-type="float" office:value="167" calcext:value-type="float">
            <text:p>167</text:p>
          </table:table-cell>
          <table:table-cell table:formula="of:=FLOOR([.B54]/[.$E$10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H_AgingStatus_2Y_Temp_38_rndLC_p</text:p>
          </table:table-cell>
          <table:table-cell office:value-type="float" office:value="260848" calcext:value-type="float">
            <text:p>260848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Meta-val</text:p>
          </table:table-cell>
          <table:table-cell table:formula="of:=FLOOR([.B55]/[.$D$104])" office:value-type="float" office:value="501" calcext:value-type="float">
            <text:p>501</text:p>
          </table:table-cell>
          <table:table-cell table:formula="of:=FLOOR([.B55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3Y_Temp_-3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ta-test</text:p>
          </table:table-cell>
          <table:table-cell table:formula="of:=FLOOR([.B56]/[.$D$104])" office:value-type="float" office:value="495" calcext:value-type="float">
            <text:p>495</text:p>
          </table:table-cell>
          <table:table-cell table:formula="of:=FLOOR([.B56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3Y_Temp_1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ta-test</text:p>
          </table:table-cell>
          <table:table-cell table:formula="of:=FLOOR([.B57]/[.$D$104])" office:value-type="float" office:value="105" calcext:value-type="float">
            <text:p>105</text:p>
          </table:table-cell>
          <table:table-cell table:formula="of:=FLOOR([.B57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3Y_Temp_14_rndLC_E</text:p>
          </table:table-cell>
          <table:table-cell office:value-type="float" office:value="54619" calcext:value-type="float">
            <text:p>54619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ta-test</text:p>
          </table:table-cell>
          <table:table-cell table:formula="of:=FLOOR([.B58]/[.$D$104])" office:value-type="float" office:value="105" calcext:value-type="float">
            <text:p>105</text:p>
          </table:table-cell>
          <table:table-cell table:formula="of:=FLOOR([.B58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3Y_Temp_23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ta-test</text:p>
          </table:table-cell>
          <table:table-cell table:formula="of:=FLOOR([.B59]/[.$D$104])" office:value-type="float" office:value="159" calcext:value-type="float">
            <text:p>159</text:p>
          </table:table-cell>
          <table:table-cell table:formula="of:=FLOOR([.B59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3Y_Temp_37_rndLC_W</text:p>
          </table:table-cell>
          <table:table-cell office:value-type="float" office:value="83193" calcext:value-type="float">
            <text:p>83193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ta-test</text:p>
          </table:table-cell>
          <table:table-cell table:formula="of:=FLOOR([.B60]/[.$D$104])" office:value-type="float" office:value="159" calcext:value-type="float">
            <text:p>159</text:p>
          </table:table-cell>
          <table:table-cell table:formula="of:=FLOOR([.B60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3Y_Temp_40_rndLC_p</text:p>
          </table:table-cell>
          <table:table-cell office:value-type="float" office:value="257845" calcext:value-type="float">
            <text:p>25784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eta-test</text:p>
          </table:table-cell>
          <table:table-cell table:formula="of:=FLOOR([.B61]/[.$D$104])" office:value-type="float" office:value="495" calcext:value-type="float">
            <text:p>495</text:p>
          </table:table-cell>
          <table:table-cell table:formula="of:=FLOOR([.B61]/[.$E$10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H_AgingStatus_4Y_Temp_22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2]/[.$D$104])" office:value-type="float" office:value="103" calcext:value-type="float">
            <text:p>103</text:p>
          </table:table-cell>
          <table:table-cell table:formula="of:=FLOOR([.B62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4Y_Temp_25_rndLC_E</text:p>
          </table:table-cell>
          <table:table-cell office:value-type="float" office:value="53639" calcext:value-type="float">
            <text:p>5363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3]/[.$D$104])" office:value-type="float" office:value="103" calcext:value-type="float">
            <text:p>103</text:p>
          </table:table-cell>
          <table:table-cell table:formula="of:=FLOOR([.B63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4Y_Temp_27_rndLC_W</text:p>
          </table:table-cell>
          <table:table-cell office:value-type="float" office:value="83096" calcext:value-type="float">
            <text:p>83096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4]/[.$D$104])" office:value-type="float" office:value="159" calcext:value-type="float">
            <text:p>159</text:p>
          </table:table-cell>
          <table:table-cell table:formula="of:=FLOOR([.B64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4Y_Temp_28_rndLC_W</text:p>
          </table:table-cell>
          <table:table-cell office:value-type="float" office:value="83081" calcext:value-type="float">
            <text:p>83081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5]/[.$D$104])" office:value-type="float" office:value="159" calcext:value-type="float">
            <text:p>159</text:p>
          </table:table-cell>
          <table:table-cell table:formula="of:=FLOOR([.B65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4Y_Temp_32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6]/[.$D$104])" office:value-type="float" office:value="490" calcext:value-type="float">
            <text:p>490</text:p>
          </table:table-cell>
          <table:table-cell table:formula="of:=FLOOR([.B66]/[.$E$10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H_AgingStatus_4Y_Temp_3_rndLC_p</text:p>
          </table:table-cell>
          <table:table-cell office:value-type="float" office:value="254884" calcext:value-type="float">
            <text:p>25488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eta-val</text:p>
          </table:table-cell>
          <table:table-cell table:formula="of:=FLOOR([.B67]/[.$D$104])" office:value-type="float" office:value="490" calcext:value-type="float">
            <text:p>490</text:p>
          </table:table-cell>
          <table:table-cell table:formula="of:=FLOOR([.B67]/[.$E$104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H_AgingStatus_5Y_Temp_10_rndLC_W</text:p>
          </table:table-cell>
          <table:table-cell office:value-type="float" office:value="80546" calcext:value-type="float">
            <text:p>80546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68]/[.$D$104])" office:value-type="float" office:value="154" calcext:value-type="float">
            <text:p>154</text:p>
          </table:table-cell>
          <table:table-cell table:formula="of:=FLOOR([.B68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5Y_Temp_22_rndLC_W</text:p>
          </table:table-cell>
          <table:table-cell office:value-type="float" office:value="80336" calcext:value-type="float">
            <text:p>80336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69]/[.$D$104])" office:value-type="float" office:value="154" calcext:value-type="float">
            <text:p>154</text:p>
          </table:table-cell>
          <table:table-cell table:formula="of:=FLOOR([.B69]/[.$E$1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H_AgingStatus_5Y_Temp_28_rndLC_E</text:p>
          </table:table-cell>
          <table:table-cell office:value-type="float" office:value="53120" calcext:value-type="float">
            <text:p>53120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0]/[.$D$104])" office:value-type="float" office:value="102" calcext:value-type="float">
            <text:p>102</text:p>
          </table:table-cell>
          <table:table-cell table:formula="of:=FLOOR([.B70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5Y_Temp_2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1]/[.$D$104])" office:value-type="float" office:value="482" calcext:value-type="float">
            <text:p>482</text:p>
          </table:table-cell>
          <table:table-cell table:formula="of:=FLOOR([.B71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5Y_Temp_30_rndLC_p</text:p>
          </table:table-cell>
          <table:table-cell office:value-type="float" office:value="250684" calcext:value-type="float">
            <text:p>250684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2]/[.$D$104])" office:value-type="float" office:value="482" calcext:value-type="float">
            <text:p>482</text:p>
          </table:table-cell>
          <table:table-cell table:formula="of:=FLOOR([.B72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5Y_Temp_3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Meta-test</text:p>
          </table:table-cell>
          <table:table-cell table:formula="of:=FLOOR([.B73]/[.$D$104])" office:value-type="float" office:value="105" calcext:value-type="float">
            <text:p>105</text:p>
          </table:table-cell>
          <table:table-cell table:formula="of:=FLOOR([.B73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6Y_Temp_-2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eta-val</text:p>
          </table:table-cell>
          <table:table-cell table:formula="of:=FLOOR([.B74]/[.$D$104])" office:value-type="float" office:value="151" calcext:value-type="float">
            <text:p>151</text:p>
          </table:table-cell>
          <table:table-cell table:formula="of:=FLOOR([.B74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6Y_Temp_22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eta-val</text:p>
          </table:table-cell>
          <table:table-cell table:formula="of:=FLOOR([.B75]/[.$D$104])" office:value-type="float" office:value="100" calcext:value-type="float">
            <text:p>100</text:p>
          </table:table-cell>
          <table:table-cell table:formula="of:=FLOOR([.B75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6Y_Temp_24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eta-val</text:p>
          </table:table-cell>
          <table:table-cell table:formula="of:=FLOOR([.B76]/[.$D$104])" office:value-type="float" office:value="100" calcext:value-type="float">
            <text:p>100</text:p>
          </table:table-cell>
          <table:table-cell table:formula="of:=FLOOR([.B76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6Y_Temp_25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eta-val</text:p>
          </table:table-cell>
          <table:table-cell table:formula="of:=FLOOR([.B77]/[.$D$104])" office:value-type="float" office:value="151" calcext:value-type="float">
            <text:p>151</text:p>
          </table:table-cell>
          <table:table-cell table:formula="of:=FLOOR([.B77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6Y_Temp_2_rndLC_p</text:p>
          </table:table-cell>
          <table:table-cell office:value-type="float" office:value="249312" calcext:value-type="float">
            <text:p>249312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eta-val</text:p>
          </table:table-cell>
          <table:table-cell table:formula="of:=FLOOR([.B78]/[.$D$104])" office:value-type="float" office:value="479" calcext:value-type="float">
            <text:p>479</text:p>
          </table:table-cell>
          <table:table-cell table:formula="of:=FLOOR([.B78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6Y_Temp_36_rndLC_p</text:p>
          </table:table-cell>
          <table:table-cell office:value-type="float" office:value="249241" calcext:value-type="float">
            <text:p>249241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Meta-val</text:p>
          </table:table-cell>
          <table:table-cell table:formula="of:=FLOOR([.B79]/[.$D$104])" office:value-type="float" office:value="479" calcext:value-type="float">
            <text:p>479</text:p>
          </table:table-cell>
          <table:table-cell table:formula="of:=FLOOR([.B79]/[.$E$104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H_AgingStatus_7Y_Temp_-1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0]/[.$D$104])" office:value-type="float" office:value="468" calcext:value-type="float">
            <text:p>468</text:p>
          </table:table-cell>
          <table:table-cell table:formula="of:=FLOOR([.B80]/[.$E$104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H_AgingStatus_7Y_Temp_-2_rndLC_E</text:p>
          </table:table-cell>
          <table:table-cell office:value-type="float" office:value="54882" calcext:value-type="float">
            <text:p>54882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1]/[.$D$104])" office:value-type="float" office:value="105" calcext:value-type="float">
            <text:p>105</text:p>
          </table:table-cell>
          <table:table-cell table:formula="of:=FLOOR([.B81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7Y_Temp_-5_rndLC_E</text:p>
          </table:table-cell>
          <table:table-cell office:value-type="float" office:value="55847" calcext:value-type="float">
            <text:p>55847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2]/[.$D$104])" office:value-type="float" office:value="107" calcext:value-type="float">
            <text:p>107</text:p>
          </table:table-cell>
          <table:table-cell table:formula="of:=FLOOR([.B82]/[.$E$10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H_AgingStatus_7Y_Temp_-9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3]/[.$D$104])" office:value-type="float" office:value="151" calcext:value-type="float">
            <text:p>151</text:p>
          </table:table-cell>
          <table:table-cell table:formula="of:=FLOOR([.B83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7Y_Temp_3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4]/[.$D$104])" office:value-type="float" office:value="151" calcext:value-type="float">
            <text:p>151</text:p>
          </table:table-cell>
          <table:table-cell table:formula="of:=FLOOR([.B84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7Y_Temp_7_rndLC_p</text:p>
          </table:table-cell>
          <table:table-cell office:value-type="float" office:value="243711" calcext:value-type="float">
            <text:p>243711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Meta-test</text:p>
          </table:table-cell>
          <table:table-cell table:formula="of:=FLOOR([.B85]/[.$D$104])" office:value-type="float" office:value="468" calcext:value-type="float">
            <text:p>468</text:p>
          </table:table-cell>
          <table:table-cell table:formula="of:=FLOOR([.B85]/[.$E$104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H_AgingStatus_8Y_Temp_-6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eta-val</text:p>
          </table:table-cell>
          <table:table-cell table:formula="of:=FLOOR([.B86]/[.$D$104])" office:value-type="float" office:value="151" calcext:value-type="float">
            <text:p>151</text:p>
          </table:table-cell>
          <table:table-cell table:formula="of:=FLOOR([.B86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8Y_Temp_-8_rndLC_W</text:p>
          </table:table-cell>
          <table:table-cell office:value-type="float" office:value="78899" calcext:value-type="float">
            <text:p>78899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eta-val</text:p>
          </table:table-cell>
          <table:table-cell table:formula="of:=FLOOR([.B87]/[.$D$104])" office:value-type="float" office:value="151" calcext:value-type="float">
            <text:p>151</text:p>
          </table:table-cell>
          <table:table-cell table:formula="of:=FLOOR([.B87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8Y_Temp_15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eta-val</text:p>
          </table:table-cell>
          <table:table-cell table:formula="of:=FLOOR([.B88]/[.$D$104])" office:value-type="float" office:value="100" calcext:value-type="float">
            <text:p>100</text:p>
          </table:table-cell>
          <table:table-cell table:formula="of:=FLOOR([.B88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8Y_Temp_20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eta-val</text:p>
          </table:table-cell>
          <table:table-cell table:formula="of:=FLOOR([.B89]/[.$D$104])" office:value-type="float" office:value="451" calcext:value-type="float">
            <text:p>451</text:p>
          </table:table-cell>
          <table:table-cell table:formula="of:=FLOOR([.B89]/[.$E$104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H_AgingStatus_8Y_Temp_2_rndLC_p</text:p>
          </table:table-cell>
          <table:table-cell office:value-type="float" office:value="234591" calcext:value-type="float">
            <text:p>23459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eta-val</text:p>
          </table:table-cell>
          <table:table-cell table:formula="of:=FLOOR([.B90]/[.$D$104])" office:value-type="float" office:value="451" calcext:value-type="float">
            <text:p>451</text:p>
          </table:table-cell>
          <table:table-cell table:formula="of:=FLOOR([.B90]/[.$E$104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H_AgingStatus_8Y_Temp_37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eta-val</text:p>
          </table:table-cell>
          <table:table-cell table:formula="of:=FLOOR([.B91]/[.$D$104])" office:value-type="float" office:value="91" calcext:value-type="float">
            <text:p>91</text:p>
          </table:table-cell>
          <table:table-cell table:formula="of:=FLOOR([.B91]/[.$E$10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H_AgingStatus_9Y_Temp_14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2]/[.$D$104])" office:value-type="float" office:value="434" calcext:value-type="float">
            <text:p>434</text:p>
          </table:table-cell>
          <table:table-cell table:formula="of:=FLOOR([.B92]/[.$E$104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H_AgingStatus_9Y_Temp_19_rndLC_E</text:p>
          </table:table-cell>
          <table:table-cell office:value-type="float" office:value="47788" calcext:value-type="float">
            <text:p>47788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3]/[.$D$104])" office:value-type="float" office:value="91" calcext:value-type="float">
            <text:p>91</text:p>
          </table:table-cell>
          <table:table-cell table:formula="of:=FLOOR([.B93]/[.$E$10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H_AgingStatus_9Y_Temp_24_rndLC_W</text:p>
          </table:table-cell>
          <table:table-cell office:value-type="float" office:value="77196" calcext:value-type="float">
            <text:p>77196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4]/[.$D$104])" office:value-type="float" office:value="148" calcext:value-type="float">
            <text:p>148</text:p>
          </table:table-cell>
          <table:table-cell table:formula="of:=FLOOR([.B94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9Y_Temp_31_rndLC_W</text:p>
          </table:table-cell>
          <table:table-cell office:value-type="float" office:value="77121" calcext:value-type="float">
            <text:p>77121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5]/[.$D$104])" office:value-type="float" office:value="148" calcext:value-type="float">
            <text:p>148</text:p>
          </table:table-cell>
          <table:table-cell table:formula="of:=FLOOR([.B95]/[.$E$10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H_AgingStatus_9Y_Temp_7_rndLC_E</text:p>
          </table:table-cell>
          <table:table-cell office:value-type="float" office:value="52332" calcext:value-type="float">
            <text:p>52332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6]/[.$D$104])" office:value-type="float" office:value="100" calcext:value-type="float">
            <text:p>100</text:p>
          </table:table-cell>
          <table:table-cell table:formula="of:=FLOOR([.B96]/[.$E$1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H_AgingStatus_9Y_Temp_7_rndLC_p</text:p>
          </table:table-cell>
          <table:table-cell office:value-type="float" office:value="226063" calcext:value-type="float">
            <text:p>226063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eta-test</text:p>
          </table:table-cell>
          <table:table-cell table:formula="of:=FLOOR([.B97]/[.$D$104])" office:value-type="float" office:value="434" calcext:value-type="float">
            <text:p>434</text:p>
          </table:table-cell>
          <table:table-cell table:formula="of:=FLOOR([.B97]/[.$E$104])" office:value-type="float" office:value="45" calcext:value-type="float">
            <text:p>45</text:p>
          </table:table-cell>
        </table:table-row>
        <table:table-row table:style-name="ro1">
          <table:table-cell table:style-name="Default"/>
          <table:table-cell table:style-name="ce19" table:formula="of:=SUM([.B2:.B97])" office:value-type="float" office:value="12952692" calcext:value-type="float">
            <text:p>12952692</text:p>
          </table:table-cell>
          <table:table-cell table:style-name="Default" table:number-columns-repeated="2"/>
          <table:table-cell table:style-name="ce19" table:formula="of:=SUM([.E2:.E97])" office:value-type="float" office:value="24854" calcext:value-type="float">
            <text:p>24854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/>
          <table:table-cell table:style-name="ce4" office:value-type="string" calcext:value-type="string" table:number-columns-spanned="1" table:number-rows-spanned="4">
            <text:p>Hyperparameters</text:p>
          </table:table-cell>
          <table:table-cell office:value-type="string" calcext:value-type="string">
            <text:p>Samples per Task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Default"/>
        </table:table-row>
        <table:table-row table:style-name="ro1">
          <table:table-cell table:style-name="Default"/>
          <table:covered-table-cell table:style-name="ce24"/>
          <table:table-cell office:value-type="string" calcext:value-type="string">
            <text:p>Window size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table:style-name="Default"/>
          <table:covered-table-cell table:style-name="ce24"/>
          <table:table-cell office:value-type="string" calcext:value-type="string">
            <text:p>Stride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/>
          <table:covered-table-cell table:style-name="ce24"/>
          <table:table-cell office:value-type="string" calcext:value-type="string">
            <text:p>Length task</text:p>
          </table:table-cell>
          <table:table-cell table:style-name="ce3" table:formula="of:=FLOOR((([.D101])*[.D103]+[.D102]))" office:value-type="float" office:value="520" calcext:value-type="float">
            <text:p>520</text:p>
          </table:table-cell>
          <table:table-cell table:style-name="ce3" table:formula="of:=FLOOR((([.E101])*[.E103]+[.E102]))" office:value-type="float" office:value="5020" calcext:value-type="float">
            <text:p>502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24" office:value-type="string" calcext:value-type="string">
            <text:p>Meta-train size</text:p>
          </table:table-cell>
          <table:table-cell table:style-name="ce24" table:formula="of:=SUMIF([.$D$2:.$D$97]; &quot;Meta-train&quot;; [.E2:.E97])" office:value-type="float" office:value="10215" calcext:value-type="float">
            <text:p>10215</text:p>
          </table:table-cell>
          <table:table-cell table:style-name="ce24" table:formula="of:=SUMIF([.$D$2:.$D$97]; &quot;Meta-train&quot;; [.F2:.F97])" office:value-type="float" office:value="1041" calcext:value-type="float">
            <text:p>1041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 calcext:value-type="string">
            <text:p>Meta-test size</text:p>
          </table:table-cell>
          <table:table-cell table:style-name="ce24" table:formula="of:=SUMIF([.$D$3:.$D$98]; &quot;Meta-test&quot;; [.E3:.E98])" office:value-type="float" office:value="7377" calcext:value-type="float">
            <text:p>7377</text:p>
          </table:table-cell>
          <table:table-cell table:style-name="ce24" table:formula="of:=SUMIF([.$D$3:.$D$98]; &quot;Meta-test&quot;; [.F3:.F98])" office:value-type="float" office:value="751" calcext:value-type="float">
            <text:p>751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 calcext:value-type="string">
            <text:p>Meta-val size</text:p>
          </table:table-cell>
          <table:table-cell table:style-name="ce24" table:formula="of:=SUMIF([.$D$4:.$D$99]; &quot;Meta-val&quot;; [.E4:.E99])" office:value-type="float" office:value="7262" calcext:value-type="float">
            <text:p>7262</text:p>
          </table:table-cell>
          <table:table-cell table:style-name="ce24" table:formula="of:=SUMIF([.$D$4:.$D$99]; &quot;Meta-val&quot;; [.F4:.F99])" office:value-type="float" office:value="735" calcext:value-type="float">
            <text:p>73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0:48:55.2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5:25:37.265000000</meta:creation-date>
    <dc:date>2020-08-18T15:14:09.115000000</dc:date>
    <meta:editing-duration>P1DT3H26M46S</meta:editing-duration>
    <meta:editing-cycles>15</meta:editing-cycles>
    <meta:generator>LibreOffice/6.4.3.2$Windows_X86_64 LibreOffice_project/747b5d0ebf89f41c860ec2a39efd7cb15b54f2d8</meta:generator>
    <meta:document-statistic meta:table-count="3" meta:cell-count="757" meta:object-count="0"/>
  </office:meta>
</office:document-meta>
</file>